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ResourceIterator.FileResource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ileResourceIterator.addFiles( String [ ]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leResource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ResourceIterator.FileResourceIterator( Project project , File basedir , String [ ] file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ResourceIterator.FileResourceIterator( File basedir , String [ ] file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Resource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ResourceIterator.FileResourceIterator( 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ResourceIterator.FileResourceIterator( Project project , File base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ResourceIterator.nextResour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eResourceIterator.FileResourceIterator( File base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Resource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